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391.24pt"/>
    </style:style>
    <style:style style:name="co5" style:family="table-column">
      <style:table-column-properties fo:break-before="auto" style:column-width="258.01pt"/>
    </style:style>
    <style:style style:name="co6" style:family="table-column">
      <style:table-column-properties fo:break-before="auto" style:column-width="283.55pt"/>
    </style:style>
    <style:style style:name="co7" style:family="table-column">
      <style:table-column-properties fo:break-before="auto" style:column-width="62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omp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hist_lifespan</text:p>
          </table:table-cell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3.120664329268" calcext:value-type="float">
            <text:p>143.1206643293</text:p>
          </table:table-cell>
          <table:table-cell table:style-name="ce2" office:value-type="float" office:value="3444.39030385047" calcext:value-type="float">
            <text:p>3444.3903038505</text:p>
          </table:table-cell>
          <table:table-cell table:style-name="ce2" office:value-type="string" calcext:value-type="string">
            <text:p>[('sift', {'sigma': 1.0, 'nOctaveLayers': 5, 'edgeThreshold': 10, 'contrastThreshold': 0.01})]</text:p>
          </table:table-cell>
          <table:table-cell table:style-name="ce2" office:value-type="string" calcext:value-type="string">
            <text:p>[{'winSize': (15, 15), 'maxLevel': 0, 'criteria': (3, 4, 0.5)}]</text:p>
          </table:table-cell>
          <table:table-cell table:style-name="ce2" office:value-type="string" calcext:value-type="string">
            <text:p>[{'resize': (0.5, 0.5), 'filterType': 'gauss', 'filterSize': (21, 21)}]</text:p>
          </table:table-cell>
          <table:table-cell table:style-name="ce2" office:value-type="float" office:value="751.5" calcext:value-type="float">
            <text:p>751.5</text:p>
          </table:table-cell>
          <table:table-cell table:style-name="ce2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9.949392774142" calcext:value-type="float">
            <text:p>159.9493927741</text:p>
          </table:table-cell>
          <table:table-cell office:value-type="float" office:value="3444.39030385047" calcext:value-type="float">
            <text:p>3444.3903038505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5, 0.5), 'filterType': 'gauss', 'filterSize': (5, 5)}]</text:p>
          </table:table-cell>
          <table:table-cell office:value-type="float" office:value="751.5" calcext:value-type="float">
            <text:p>751.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.159419886768" calcext:value-type="float">
            <text:p>145.1594198868</text:p>
          </table:table-cell>
          <table:table-cell office:value-type="float" office:value="3444.39030385047" calcext:value-type="float">
            <text:p>3444.3903038505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5, 0.5), 'filterType': 'gauss', 'filterSize': (15, 15)}]</text:p>
          </table:table-cell>
          <table:table-cell office:value-type="float" office:value="751.5" calcext:value-type="float">
            <text:p>751.5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.771110349335" calcext:value-type="float">
            <text:p>147.7711103493</text:p>
          </table:table-cell>
          <table:table-cell office:value-type="float" office:value="3437.53099962124" calcext:value-type="float">
            <text:p>3437.5309996213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5, 0.5), 'filterType': 'median', 'filterSize': (5, 5)}]</text:p>
          </table:table-cell>
          <table:table-cell office:value-type="float" office:value="515" calcext:value-type="float">
            <text:p>51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707796417177" calcext:value-type="float">
            <text:p>304.7077964172</text:p>
          </table:table-cell>
          <table:table-cell office:value-type="float" office:value="2869.93431750784" calcext:value-type="float">
            <text:p>2869.9343175078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ype': 'gauss', 'filterSize': (5, 5)}]</text:p>
          </table:table-cell>
          <table:table-cell office:value-type="float" office:value="863" calcext:value-type="float">
            <text:p>863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1.003743289039" calcext:value-type="float">
            <text:p>291.003743289</text:p>
          </table:table-cell>
          <table:table-cell office:value-type="float" office:value="2869.93431750784" calcext:value-type="float">
            <text:p>2869.9343175078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ype': 'gauss', 'filterSize': (15, 15)}]</text:p>
          </table:table-cell>
          <table:table-cell office:value-type="float" office:value="863" calcext:value-type="float">
            <text:p>863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1.730828663334" calcext:value-type="float">
            <text:p>321.7308286633</text:p>
          </table:table-cell>
          <table:table-cell office:value-type="float" office:value="2869.93431750784" calcext:value-type="float">
            <text:p>2869.9343175078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ype': 'gauss', 'filterSize': (21, 21)}]</text:p>
          </table:table-cell>
          <table:table-cell office:value-type="float" office:value="863" calcext:value-type="float">
            <text:p>8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99.9119409956038" calcext:value-type="float">
            <text:p>99.9119409956</text:p>
          </table:table-cell>
          <table:table-cell table:style-name="ce2" office:value-type="float" office:value="2650.79810921621" calcext:value-type="float">
            <text:p>2650.7981092162</text:p>
          </table:table-cell>
          <table:table-cell table:style-name="ce2" office:value-type="string" calcext:value-type="string">
            <text:p>[('good', {'qualityLevel': 0.5, 'minDistance': 1, 'maxCorners': 260, 'blockSize': 2})]</text:p>
          </table:table-cell>
          <table:table-cell table:style-name="ce2" office:value-type="string" calcext:value-type="string">
            <text:p>[{'winSize': (15, 15), 'maxLevel': 3, 'criteria': (3, 10, 0.03)}]</text:p>
          </table:table-cell>
          <table:table-cell table:style-name="ce2" office:value-type="string" calcext:value-type="string">
            <text:p>[{'resize': (0.5, 0.5), 'filterType': 'median', 'filterSize': (5, 5)}]</text:p>
          </table:table-cell>
          <table:table-cell table:style-name="ce2" office:value-type="float" office:value="555" calcext:value-type="float">
            <text:p>555</text:p>
          </table:table-cell>
          <table:table-cell table:style-name="ce2"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0.711179092526" calcext:value-type="float">
            <text:p>320.7111790925</text:p>
          </table:table-cell>
          <table:table-cell office:value-type="float" office:value="2605.7740791407" calcext:value-type="float">
            <text:p>2605.774079140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0.75, 0.75), 'filterType': 'median', 'filterSize': (21, 21)}]</text:p>
          </table:table-cell>
          <table:table-cell office:value-type="float" office:value="523.5" calcext:value-type="float">
            <text:p>523.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8.680589386262" calcext:value-type="float">
            <text:p>288.6805893863</text:p>
          </table:table-cell>
          <table:table-cell office:value-type="float" office:value="2593.13467722965" calcext:value-type="float">
            <text:p>2593.134677229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ype': 'median', 'filterSize': (5, 5)}]</text:p>
          </table:table-cell>
          <table:table-cell office:value-type="float" office:value="1019" calcext:value-type="float">
            <text:p>101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.5888846851885" calcext:value-type="float">
            <text:p>78.5888846852</text:p>
          </table:table-cell>
          <table:table-cell office:value-type="float" office:value="2228.5882117081" calcext:value-type="float">
            <text:p>2228.5882117081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5, 0.5), 'filterType': 'gauss', 'filterSize': (21, 21)}]</text:p>
          </table:table-cell>
          <table:table-cell office:value-type="float" office:value="654.5" calcext:value-type="float">
            <text:p>654.5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0.063144321553" calcext:value-type="float">
            <text:p>110.0631443216</text:p>
          </table:table-cell>
          <table:table-cell office:value-type="float" office:value="2228.5882117081" calcext:value-type="float">
            <text:p>2228.5882117081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5, 0.5), 'filterType': 'gauss', 'filterSize': (5, 5)}]</text:p>
          </table:table-cell>
          <table:table-cell office:value-type="float" office:value="654.5" calcext:value-type="float">
            <text:p>654.5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.5360767794773" calcext:value-type="float">
            <text:p>82.5360767795</text:p>
          </table:table-cell>
          <table:table-cell office:value-type="float" office:value="2228.5882117081" calcext:value-type="float">
            <text:p>2228.5882117081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5, 0.5), 'filterType': 'gauss', 'filterSize': (15, 15)}]</text:p>
          </table:table-cell>
          <table:table-cell office:value-type="float" office:value="654.5" calcext:value-type="float">
            <text:p>654.5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3.323133387603" calcext:value-type="float">
            <text:p>213.3231333876</text:p>
          </table:table-cell>
          <table:table-cell office:value-type="float" office:value="2121.35907576126" calcext:value-type="float">
            <text:p>2121.359075761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ype': 'median', 'filterSize': (21, 21)}]</text:p>
          </table:table-cell>
          <table:table-cell office:value-type="float" office:value="572.5" calcext:value-type="float">
            <text:p>572.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3.435132901184" calcext:value-type="float">
            <text:p>233.4351329012</text:p>
          </table:table-cell>
          <table:table-cell office:value-type="float" office:value="2108.61957203463" calcext:value-type="float">
            <text:p>2108.6195720346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75, 0.75), 'filterType': 'gauss', 'filterSize': (15, 15)}]</text:p>
          </table:table-cell>
          <table:table-cell office:value-type="float" office:value="2135" calcext:value-type="float">
            <text:p>2135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0.029668937437" calcext:value-type="float">
            <text:p>230.0296689374</text:p>
          </table:table-cell>
          <table:table-cell office:value-type="float" office:value="2108.61957203463" calcext:value-type="float">
            <text:p>2108.6195720346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75, 0.75), 'filterType': 'gauss', 'filterSize': (21, 21)}]</text:p>
          </table:table-cell>
          <table:table-cell office:value-type="float" office:value="2135" calcext:value-type="float">
            <text:p>213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1.883117473684" calcext:value-type="float">
            <text:p>231.8831174737</text:p>
          </table:table-cell>
          <table:table-cell office:value-type="float" office:value="2108.61957203463" calcext:value-type="float">
            <text:p>2108.6195720346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75, 0.75), 'filterType': 'gauss', 'filterSize': (5, 5)}]</text:p>
          </table:table-cell>
          <table:table-cell office:value-type="float" office:value="2135" calcext:value-type="float">
            <text:p>2135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8.647510007024" calcext:value-type="float">
            <text:p>308.647510007</text:p>
          </table:table-cell>
          <table:table-cell office:value-type="float" office:value="1985.94122680521" calcext:value-type="float">
            <text:p>1985.941226805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ype': 'median', 'filterSize': (15, 15)}]</text:p>
          </table:table-cell>
          <table:table-cell office:value-type="float" office:value="918" calcext:value-type="float">
            <text:p>918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2.906134218909" calcext:value-type="float">
            <text:p>322.9061342189</text:p>
          </table:table-cell>
          <table:table-cell office:value-type="float" office:value="1959.97377416243" calcext:value-type="float">
            <text:p>1959.9737741624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string" calcext:value-type="string">
            <text:p>[{'resize': (1, 1), 'filterType': 'median', 'filterSize': (21, 21)}]</text:p>
          </table:table-cell>
          <table:table-cell office:value-type="float" office:value="542.5" calcext:value-type="float">
            <text:p>542.5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4.602153187618" calcext:value-type="float">
            <text:p>274.6021531876</text:p>
          </table:table-cell>
          <table:table-cell office:value-type="float" office:value="1923.47583779217" calcext:value-type="float">
            <text:p>1923.4758377922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ype': 'median', 'filterSize': (15, 15)}]</text:p>
          </table:table-cell>
          <table:table-cell office:value-type="float" office:value="635" calcext:value-type="float">
            <text:p>635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.138852908276" calcext:value-type="float">
            <text:p>161.1388529083</text:p>
          </table:table-cell>
          <table:table-cell office:value-type="float" office:value="1856.84700906602" calcext:value-type="float">
            <text:p>1856.847009066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ype': 'median', 'filterSize': (5, 5)}]</text:p>
          </table:table-cell>
          <table:table-cell office:value-type="float" office:value="736" calcext:value-type="float">
            <text:p>73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.546015937813" calcext:value-type="float">
            <text:p>179.5460159378</text:p>
          </table:table-cell>
          <table:table-cell office:value-type="float" office:value="1806.2071908509" calcext:value-type="float">
            <text:p>1806.2071908509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75, 0.75), 'filterType': 'median', 'filterSize': (5, 5)}]</text:p>
          </table:table-cell>
          <table:table-cell office:value-type="float" office:value="1383.5" calcext:value-type="float">
            <text:p>1383.5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.786002782173" calcext:value-type="float">
            <text:p>115.7860027822</text:p>
          </table:table-cell>
          <table:table-cell office:value-type="float" office:value="1730.4136375779" calcext:value-type="float">
            <text:p>1730.413637577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ype': 'gauss', 'filterSize': (15, 15)}]</text:p>
          </table:table-cell>
          <table:table-cell office:value-type="float" office:value="915" calcext:value-type="float">
            <text:p>915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6.653854556382" calcext:value-type="float">
            <text:p>106.6538545564</text:p>
          </table:table-cell>
          <table:table-cell office:value-type="float" office:value="1730.4136375779" calcext:value-type="float">
            <text:p>1730.413637577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ype': 'gauss', 'filterSize': (21, 21)}]</text:p>
          </table:table-cell>
          <table:table-cell office:value-type="float" office:value="915" calcext:value-type="float">
            <text:p>915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3.899705749005" calcext:value-type="float">
            <text:p>173.899705749</text:p>
          </table:table-cell>
          <table:table-cell office:value-type="float" office:value="1730.4136375779" calcext:value-type="float">
            <text:p>1730.413637577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0.75, 0.75), 'filterType': 'gauss', 'filterSize': (5, 5)}]</text:p>
          </table:table-cell>
          <table:table-cell office:value-type="float" office:value="915" calcext:value-type="float">
            <text:p>915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6.542758555152" calcext:value-type="float">
            <text:p>166.5427585552</text:p>
          </table:table-cell>
          <table:table-cell office:value-type="float" office:value="1541.99206029186" calcext:value-type="float">
            <text:p>1541.992060291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1, 1), 'filterType': 'median', 'filterSize': (5, 5)}]</text:p>
          </table:table-cell>
          <table:table-cell office:value-type="float" office:value="954" calcext:value-type="float">
            <text:p>954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5.977555350401" calcext:value-type="float">
            <text:p>135.9775553504</text:p>
          </table:table-cell>
          <table:table-cell office:value-type="float" office:value="1525.3414897199" calcext:value-type="float">
            <text:p>1525.341489719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1, 1), 'filterType': 'gauss', 'filterSize': (15, 15)}]</text:p>
          </table:table-cell>
          <table:table-cell office:value-type="float" office:value="1328" calcext:value-type="float">
            <text:p>1328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0.400053555146" calcext:value-type="float">
            <text:p>130.4000535551</text:p>
          </table:table-cell>
          <table:table-cell office:value-type="float" office:value="1525.3414897199" calcext:value-type="float">
            <text:p>1525.341489719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1, 1), 'filterType': 'gauss', 'filterSize': (21, 21)}]</text:p>
          </table:table-cell>
          <table:table-cell office:value-type="float" office:value="1328" calcext:value-type="float">
            <text:p>1328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3.973581510596" calcext:value-type="float">
            <text:p>213.9735815106</text:p>
          </table:table-cell>
          <table:table-cell office:value-type="float" office:value="1525.3414897199" calcext:value-type="float">
            <text:p>1525.341489719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1, 1), 'filterType': 'gauss', 'filterSize': (5, 5)}]</text:p>
          </table:table-cell>
          <table:table-cell office:value-type="float" office:value="1328" calcext:value-type="float">
            <text:p>132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3.43954561092" calcext:value-type="float">
            <text:p>313.4395456109</text:p>
          </table:table-cell>
          <table:table-cell office:value-type="float" office:value="1482.15123097182" calcext:value-type="float">
            <text:p>1482.1512309718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1, 1), 'filterType': 'gauss', 'filterSize': (5, 5)}]</text:p>
          </table:table-cell>
          <table:table-cell office:value-type="float" office:value="4597.5" calcext:value-type="float">
            <text:p>4597.5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2.732268807478" calcext:value-type="float">
            <text:p>312.7322688075</text:p>
          </table:table-cell>
          <table:table-cell office:value-type="float" office:value="1482.15123097182" calcext:value-type="float">
            <text:p>1482.1512309718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1, 1), 'filterType': 'gauss', 'filterSize': (15, 15)}]</text:p>
          </table:table-cell>
          <table:table-cell office:value-type="float" office:value="4597.5" calcext:value-type="float">
            <text:p>4597.5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8.269475453533" calcext:value-type="float">
            <text:p>338.2694754535</text:p>
          </table:table-cell>
          <table:table-cell office:value-type="float" office:value="1482.15123097182" calcext:value-type="float">
            <text:p>1482.1512309718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1, 1), 'filterType': 'gauss', 'filterSize': (21, 21)}]</text:p>
          </table:table-cell>
          <table:table-cell office:value-type="float" office:value="4597.5" calcext:value-type="float">
            <text:p>4597.5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9.105441560037" calcext:value-type="float">
            <text:p>279.10544156</text:p>
          </table:table-cell>
          <table:table-cell office:value-type="float" office:value="1322.11914246317" calcext:value-type="float">
            <text:p>1322.1191424632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75, 0.75), 'filterType': 'median', 'filterSize': (21, 21)}]</text:p>
          </table:table-cell>
          <table:table-cell office:value-type="float" office:value="932" calcext:value-type="float">
            <text:p>93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6.822607647628" calcext:value-type="float">
            <text:p>226.8226076476</text:p>
          </table:table-cell>
          <table:table-cell office:value-type="float" office:value="1311.53015927117" calcext:value-type="float">
            <text:p>1311.5301592712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1, 1), 'filterType': 'median', 'filterSize': (21, 21)}]</text:p>
          </table:table-cell>
          <table:table-cell office:value-type="float" office:value="1327" calcext:value-type="float">
            <text:p>1327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1.175410349853" calcext:value-type="float">
            <text:p>361.1754103499</text:p>
          </table:table-cell>
          <table:table-cell office:value-type="float" office:value="1188.99376057611" calcext:value-type="float">
            <text:p>1188.9937605761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string" calcext:value-type="string">
            <text:p>[{'resize': (1, 1), 'filterType': 'median', 'filterSize': (15, 15)}]</text:p>
          </table:table-cell>
          <table:table-cell office:value-type="float" office:value="1565.5" calcext:value-type="float">
            <text:p>1565.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.370594955049" calcext:value-type="float">
            <text:p>234.3705949551</text:p>
          </table:table-cell>
          <table:table-cell office:value-type="float" office:value="1159.17309109687" calcext:value-type="float">
            <text:p>1159.1730910969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1, 1), 'filterType': 'median', 'filterSize': (5, 5)}]</text:p>
          </table:table-cell>
          <table:table-cell office:value-type="float" office:value="2969" calcext:value-type="float">
            <text:p>2969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.921460899524" calcext:value-type="float">
            <text:p>240.9214608995</text:p>
          </table:table-cell>
          <table:table-cell office:value-type="float" office:value="1072.94581137346" calcext:value-type="float">
            <text:p>1072.9458113735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0.75, 0.75), 'filterType': 'median', 'filterSize': (15, 15)}]</text:p>
          </table:table-cell>
          <table:table-cell office:value-type="float" office:value="1189.5" calcext:value-type="float">
            <text:p>1189.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3.302541291341" calcext:value-type="float">
            <text:p>313.3025412913</text:p>
          </table:table-cell>
          <table:table-cell office:value-type="float" office:value="903.053646245853" calcext:value-type="float">
            <text:p>903.0536462459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1, 1), 'filterType': 'median', 'filterSize': (21, 21)}]</text:p>
          </table:table-cell>
          <table:table-cell office:value-type="float" office:value="1546.5" calcext:value-type="float">
            <text:p>1546.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.395511144772" calcext:value-type="float">
            <text:p>280.3955111448</text:p>
          </table:table-cell>
          <table:table-cell office:value-type="float" office:value="900.053242304173" calcext:value-type="float">
            <text:p>900.0532423042</text:p>
          </table:table-cell>
          <table:table-cell office:value-type="string" calcext:value-type="string">
            <text:p>[('sift', {'sigma': 1.0, 'nOctaveLayers': 5, 'edgeThreshold': 10, 'contrastThreshold': 0.01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string" calcext:value-type="string">
            <text:p>[{'resize': (1, 1), 'filterType': 'median', 'filterSize': (15, 15)}]</text:p>
          </table:table-cell>
          <table:table-cell office:value-type="float" office:value="1858" calcext:value-type="float">
            <text:p>185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6:18:10.431301979</dc:date>
    <meta:editing-duration>PT2M10S</meta:editing-duration>
    <meta:editing-cycles>1</meta:editing-cycles>
    <meta:document-statistic meta:table-count="1" meta:cell-count="279" meta:object-count="0"/>
    <meta:generator>LibreOffice/5.1.6.2$Linux_X86_64 LibreOffice_project/10m0$Build-2</meta:generator>
  </office:meta>
</office:document-meta>
</file>